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278f" officeooo:paragraph-rsid="000c278f"/>
    </style:style>
    <style:style style:name="P2" style:family="paragraph" style:parent-style-name="Standard">
      <style:text-properties fo:font-weight="bold" officeooo:rsid="000c278f" officeooo:paragraph-rsid="000c278f" style:font-weight-asian="bold" style:font-weight-complex="bold"/>
    </style:style>
    <style:style style:name="P3" style:family="paragraph" style:parent-style-name="Standard">
      <style:text-properties fo:font-style="normal" officeooo:rsid="000c278f" officeooo:paragraph-rsid="000c278f" style:font-style-asian="normal" style:font-style-complex="normal"/>
    </style:style>
    <style:style style:name="P4" style:family="paragraph" style:parent-style-name="Standard">
      <style:text-properties fo:font-style="normal" fo:font-weight="bold" officeooo:rsid="000c278f" officeooo:paragraph-rsid="000c278f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fo:font-style="normal" fo:font-weight="normal" officeooo:rsid="000c278f" officeooo:paragraph-rsid="000c278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c278f" officeooo:paragraph-rsid="000c278f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ddc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 Review 04/03/2019</text:p>
      <text:p text:style-name="P1"/>
      <text:p text:style-name="P2">Overview:</text:p>
      <text:p text:style-name="P1">We’re somewhat behind with a lot more of GP to implement, although the majority of which just needs some final QA before they can be marked as <text:span text:style-name="T1">done</text:span><text:span text:style-name="T2">.</text:span></text:p>
      <text:p text:style-name="P3"/>
      <text:p text:style-name="P3">We have five weeks left until delivery.</text:p>
      <text:p text:style-name="P3"/>
      <text:p text:style-name="P4">Plans:</text:p>
      <text:list xml:id="list394338530" text:style-name="L1">
        <text:list-item>
          <text:p text:style-name="P5">Patient + SC stuff should be given around two weeks / sprints.</text:p>
        </text:list-item>
        <text:list-item>
          <text:p text:style-name="P5">Ideally, GPs should be free by Monday, giving us a fortnight to finish up <text:span text:style-name="T3">RD</text:span>.</text:p>
        </text:list-item>
        <text:list-item>
          <text:p text:style-name="P5">Documentation needs to be finished within these five weeks too, so that should be started asap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15:53.202000000</meta:creation-date>
    <dc:date>2019-03-07T02:26:18.157828018</dc:date>
    <meta:editing-duration>PT28M16S</meta:editing-duration>
    <meta:editing-cycles>3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8" meta:word-count="86" meta:character-count="463" meta:non-whitespace-character-count="388"/>
  </office:meta>
</office:document-meta>
</file>